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sv" fo:country="SE"/>
    </style:style>
    <style:style style:name="P4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P1"/>
      <text:p text:style-name="P2">Old todo:</text:p>
      <text:p text:style-name="Standard">Lore page (Under construction. Needs: design <text:s/>) Rethink some timelines</text:p>
      <text:p text:style-name="Standard"/>
      <text:p text:style-name="Standard">End screen statistics. Try introduction design. </text:p>
      <text:p text:style-name="Standard"/>
      <text:p text:style-name="Standard"/>
      <text:p text:style-name="Standard"/>
      <text:p text:style-name="Standard">New todo: </text:p>
      <text:p text:style-name="Standard"/>
      <text:p text:style-name="Standard">Timel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9T17:32:03.14</meta:creation-date>
    <meta:editing-duration>P3DT21H37M16S</meta:editing-duration>
    <meta:editing-cycles>62</meta:editing-cycles>
    <meta:generator>OpenOffice/4.1.3$Win32 OpenOffice.org_project/413m1$Build-9783</meta:generator>
    <dc:date>2017-12-16T23:09:07.99</dc:date>
    <meta:document-statistic meta:table-count="0" meta:image-count="0" meta:object-count="0" meta:page-count="1" meta:paragraph-count="6" meta:word-count="26" meta:character-count="182"/>
  </office:meta>
</office:document-meta>
</file>